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color="#000000" style:font-name="Arial" officeooo:rsid="002e6eaa" officeooo:paragraph-rsid="002e6eaa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font-name="Arial" fo:font-weight="normal" officeooo:rsid="002bfd20" officeooo:paragraph-rsid="002bfd20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font-name="Arial" fo:font-weight="normal" officeooo:rsid="002dbd08" officeooo:paragraph-rsid="002dbd08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font-name="Arial" fo:font-weight="normal" officeooo:rsid="002e6eaa" officeooo:paragraph-rsid="002e6eaa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color="#000000" style:font-name="Arial" fo:font-weight="normal" officeooo:rsid="003123dc" officeooo:paragraph-rsid="00328c0d" style:font-weight-asian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style:font-name="Arial" officeooo:paragraph-rsid="002a2cee"/>
    </style:style>
    <style:style style:name="P7" style:family="paragraph" style:parent-style-name="Standard">
      <style:paragraph-properties fo:line-height="150%" fo:text-align="start" style:justify-single-word="false"/>
      <style:text-properties fo:color="#000000" style:font-name="Arial" officeooo:rsid="002bfd20" officeooo:paragraph-rsid="002bfd20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2bfd20" officeooo:paragraph-rsid="002bfd20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2e6eaa" officeooo:paragraph-rsid="002e6eaa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310bd6" officeooo:paragraph-rsid="00310bd6" style:font-weight-asian="bold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2dbd08" officeooo:paragraph-rsid="002dbd08" style:font-weight-asian="bold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style:font-name="Arial" fo:font-weight="bold" officeooo:rsid="003123dc" officeooo:paragraph-rsid="003123dc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style:font-name="Arial" officeooo:rsid="002dbd08" officeooo:paragraph-rsid="002dbd08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73c4" officeooo:paragraph-rsid="001652eb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573c4" officeooo:paragraph-rsid="002561b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16fd1" officeooo:paragraph-rsid="00216fd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87d89" officeooo:paragraph-rsid="00287d8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a2cee" officeooo:paragraph-rsid="002a2ce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/>
      <style:text-properties style:font-name="Arial" fo:font-size="12pt" fo:font-weight="bold" officeooo:rsid="001573c4" officeooo:paragraph-rsid="001573c4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287d89" officeooo:paragraph-rsid="00287d89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29f077" officeooo:paragraph-rsid="0029f07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2a2cee" officeooo:paragraph-rsid="003fc4a6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fo:color="#000000" style:font-name="Arial" officeooo:rsid="002e6eaa" officeooo:paragraph-rsid="002e6eaa"/>
    </style:style>
    <style:style style:name="P24" style:family="paragraph" style:parent-style-name="Standard" style:list-style-name="L2">
      <style:paragraph-properties fo:line-height="150%" fo:text-align="start" style:justify-single-word="false"/>
      <style:text-properties fo:color="#000000" style:font-name="Arial" fo:font-weight="normal" officeooo:rsid="00310bd6" officeooo:paragraph-rsid="00310bd6" style:font-weight-asian="normal" style:font-weight-complex="normal"/>
    </style:style>
    <style:style style:name="P25" style:family="paragraph" style:parent-style-name="Standard" style:list-style-name="L3">
      <style:paragraph-properties fo:line-height="150%" fo:text-align="start" style:justify-single-word="false"/>
      <style:text-properties fo:color="#000000" style:font-name="Arial" fo:font-weight="normal" officeooo:rsid="00310bd6" officeooo:paragraph-rsid="00310bd6" style:font-weight-asian="normal" style:font-weight-complex="normal"/>
    </style:style>
    <style:style style:name="P26" style:family="paragraph" style:parent-style-name="Standard" style:list-style-name="L4">
      <style:paragraph-properties fo:line-height="150%" fo:text-align="start" style:justify-single-word="false"/>
      <style:text-properties fo:color="#000000" style:font-name="Arial" fo:font-weight="normal" officeooo:rsid="003357d6" officeooo:paragraph-rsid="003357d6" style:font-weight-asian="normal" style:font-weight-complex="normal"/>
    </style:style>
    <style:style style:name="P27" style:family="paragraph" style:parent-style-name="Standard" style:list-style-name="L4">
      <style:paragraph-properties fo:line-height="150%" fo:text-align="start" style:justify-single-word="false"/>
      <style:text-properties fo:color="#000000" style:font-name="Arial" fo:font-weight="normal" officeooo:rsid="0035e654" officeooo:paragraph-rsid="0035e654" style:font-weight-asian="normal" style:font-weight-complex="normal"/>
    </style:style>
    <style:style style:name="P28" style:family="paragraph" style:parent-style-name="Standard" style:list-style-name="L4">
      <style:paragraph-properties fo:line-height="150%" fo:text-align="start" style:justify-single-word="false"/>
      <style:text-properties officeooo:paragraph-rsid="00328c0d"/>
    </style:style>
    <style:style style:name="P29" style:family="paragraph" style:parent-style-name="Standard" style:list-style-name="L4">
      <style:paragraph-properties fo:line-height="150%" fo:text-align="start" style:justify-single-word="false"/>
      <style:text-properties officeooo:rsid="00328c0d" officeooo:paragraph-rsid="00328c0d"/>
    </style:style>
    <style:style style:name="P30" style:family="paragraph" style:parent-style-name="Text_20_body" style:list-style-name="L4">
      <style:paragraph-properties fo:line-height="150%" fo:text-align="start" style:justify-single-word="false"/>
      <style:text-properties fo:color="#000000" style:font-name="Arial" fo:font-weight="normal" officeooo:rsid="003357d6" officeooo:paragraph-rsid="0037d01a"/>
    </style:style>
    <style:style style:name="P31" style:family="paragraph" style:parent-style-name="Text_20_body" style:list-style-name="L4">
      <style:paragraph-properties fo:line-height="150%" fo:text-align="start" style:justify-single-word="false"/>
      <style:text-properties fo:color="#000000" style:font-name="Arial" fo:font-weight="normal" officeooo:rsid="00345c10" officeooo:paragraph-rsid="0037d01a" style:font-weight-asian="normal" style:font-weight-complex="normal"/>
    </style:style>
    <style:style style:name="T1" style:family="text">
      <style:text-properties officeooo:rsid="001706d6"/>
    </style:style>
    <style:style style:name="T2" style:family="text">
      <style:text-properties officeooo:rsid="00186c07"/>
    </style:style>
    <style:style style:name="T3" style:family="text">
      <style:text-properties officeooo:rsid="001bb147"/>
    </style:style>
    <style:style style:name="T4" style:family="text">
      <style:text-properties officeooo:rsid="001d6891"/>
    </style:style>
    <style:style style:name="T5" style:family="text">
      <style:text-properties officeooo:rsid="001dc4d1"/>
    </style:style>
    <style:style style:name="T6" style:family="text">
      <style:text-properties officeooo:rsid="00234a99"/>
    </style:style>
    <style:style style:name="T7" style:family="text">
      <style:text-properties officeooo:rsid="002a2cee"/>
    </style:style>
    <style:style style:name="T8" style:family="text">
      <style:text-properties fo:font-size="12pt" fo:font-weight="normal" officeooo:rsid="002a2cee" style:font-size-asian="12pt" style:font-weight-asian="normal" style:font-size-complex="12pt" style:font-weight-complex="normal"/>
    </style:style>
    <style:style style:name="T9" style:family="text">
      <style:text-properties officeooo:rsid="002bfd20"/>
    </style:style>
    <style:style style:name="T10" style:family="text">
      <style:text-properties officeooo:rsid="003043c1"/>
    </style:style>
    <style:style style:name="T11" style:family="text">
      <style:text-properties fo:color="#000000" style:font-name="Arial" fo:font-weight="normal" style:font-weight-asian="normal" style:font-weight-complex="normal"/>
    </style:style>
    <style:style style:name="T12" style:family="text">
      <style:text-properties fo:color="#000000" style:font-name="Arial" fo:font-weight="normal" officeooo:rsid="003123dc" style:font-weight-asian="normal" style:font-weight-complex="normal"/>
    </style:style>
    <style:style style:name="T13" style:family="text">
      <style:text-properties fo:color="#000000" style:font-name="Arial" fo:font-weight="normal" officeooo:rsid="00328c0d" style:font-weight-asian="normal" style:font-weight-complex="normal"/>
    </style:style>
    <style:style style:name="T14" style:family="text">
      <style:text-properties fo:color="#000000" style:font-name="Arial" fo:font-weight="normal" officeooo:rsid="003357d6" style:font-weight-asian="normal" style:font-weight-complex="normal"/>
    </style:style>
    <style:style style:name="T15" style:family="text">
      <style:text-properties fo:color="#000000" style:font-name="Arial" fo:font-weight="normal" officeooo:rsid="00429165" style:font-weight-asian="normal" style:font-weight-complex="normal"/>
    </style:style>
    <style:style style:name="T16" style:family="text">
      <style:text-properties officeooo:rsid="00328c0d"/>
    </style:style>
    <style:style style:name="T17" style:family="text">
      <style:text-properties officeooo:rsid="003357d6"/>
    </style:style>
    <style:style style:name="T18" style:family="text">
      <style:text-properties fo:font-variant="normal" fo:text-transform="none" fo:font-size="12pt" fo:letter-spacing="normal" fo:font-style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font-size="12pt" fo:letter-spacing="normal" fo:font-style="normal" officeooo:rsid="00345c10" style:font-size-asian="12pt" style:font-weight-asian="normal" style:font-size-complex="12pt" style:font-weight-complex="normal"/>
    </style:style>
    <style:style style:name="T20" style:family="text">
      <style:text-properties officeooo:rsid="003cf3ec"/>
    </style:style>
    <style:style style:name="T21" style:family="text">
      <style:text-properties officeooo:rsid="0043b3e6"/>
    </style:style>
    <style:style style:name="T22" style:family="text">
      <style:text-properties officeooo:rsid="00442f1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scopo</text:p>
      <text:p text:style-name="P14"><text:tab/>O objetivo do projeto consiste em desenvolver um <text:span text:style-name="T4">aplicativo híbrido</text:span> para uma empresa de pequeno porte. </text:p>
      <text:p text:style-name="P14"><text:tab/>Serão desenvolvidos cadastros de <text:span text:style-name="T1">alunos</text:span>, <text:span text:style-name="T1">professores,</text:span> <text:span text:style-name="T1">turmas, atividades para casa e eventos</text:span> para tornar os processos rotineiros mais ágeis, eficientes e seguros.</text:p>
      <text:p text:style-name="P15"><text:tab/><text:span text:style-name="T3">Para o controle da presença dos alunos em sala de aula serão criadas no aplicativo pelos professores listas de chamada </text:span>para gerenciamento <text:span text:style-name="T2">de reposição de aulas dos alunos, também durante a aula o professor pode inserir anotações de aula</text:span>.</text:p>
      <text:p text:style-name="P16"><text:tab/>Para <text:span text:style-name="T6">analisar o desempenho em sala de aula, os professores poderão inserir notas dos alunos durante o módulo para indicar se esse está apto para avançar para o próximo módulo ou não.</text:span></text:p>
      <text:p text:style-name="P16"><text:tab/><text:span text:style-name="T20">No sistema os professores poderão criar lembretes sobre atividades para casa selecionando uma data para enviar notificações referentes as atividades para os alunos.</text:span></text:p>
      <text:p text:style-name="P14"><text:tab/>O sistema permitirá o lançamento <text:span text:style-name="T17">de mensalidades recebidas</text:span>, para gerenciamento <text:span text:style-name="T17">contas pagas e a pagar dos alunos e também informará os aniversariantes do mês</text:span>. </text:p>
      <text:p text:style-name="P14"><text:tab/><text:span text:style-name="T16">Através do sistema, alunos e pais poderão visualizador o relatório e informações referentes ao curso, ao aluno e também eventos da escola.</text:span></text:p>
      <text:p text:style-name="P14"><text:tab/>Como suporte estratégico à organização, serão desenvolvidos relatórios com as movimentações realizadas e histórico <text:span text:style-name="T5">de alunos incluindo notas, médias e percentuais de presença e informações referentes a faltas</text:span>.</text:p>
      <text:p text:style-name="P20"/>
      <text:p text:style-name="P20">1-Sponsor</text:p>
      <text:p text:style-name="P17">O sponsor ou patrocinador do projeto é a escola MIX Idiomas, que ao mesmo tempo é o cliente a ser beneficiado representado pelo Sra. Graziela Giberti.</text:p>
      <text:p text:style-name="P17"/>
      <text:p text:style-name="P21">2<text:span text:style-name="T7">-</text:span>Representante da equipe junto ao patrocinador</text:p>
      <text:p text:style-name="P18">Erik Henrique Alves Cunha</text:p>
      <text:p text:style-name="P18"/>
      <text:p text:style-name="P18"/>
      <text:p text:style-name="P18"/>
      <text:p text:style-name="P18"><text:soft-page-break/></text:p>
      <text:p text:style-name="P22">3-Papéis dos membros da equipe</text:p>
      <text:p text:style-name="P6"><text:span text:style-name="T8">Carlos: </text:span>Gerente do projeto, responsável por desenvolver o plano de testes e design gráfico do software. </text:p>
      <text:p text:style-name="P6"><text:span text:style-name="T7">Yan Delfino: </text:span>Programador, responsável pela execução parcial do plano de testes <text:span text:style-name="T9">e responsável pela gestão ambiental</text:span>.</text:p>
      <text:p text:style-name="P7">Erik Henrique Alves Cunha: Programador principal, responsável pela administração do banco de dados e comunicação com o cliente.</text:p>
      <text:p text:style-name="P7"/>
      <text:p text:style-name="P8">4-Restrições</text:p>
      <text:p text:style-name="P2">Não há restrições.</text:p>
      <text:p text:style-name="P6"/>
      <text:p text:style-name="P8">5-Fatores críticos de sucesso</text:p>
      <text:p text:style-name="P2">Comunicação interna e externa com o cliente, gerenciamento do andamento do projeto, suporte e apoio do cliente.</text:p>
      <text:p text:style-name="P2"/>
      <text:p text:style-name="P11">6-Agenda junto ao patrocinador</text:p>
      <text:p text:style-name="P3">26/08/2017 –<text:tab/> Entendimento dos processos da organização.</text:p>
      <text:p text:style-name="P3">28/08/2017 –<text:tab/> Modelagem dos processos da organização e criação da análise de SWOT.</text:p>
      <text:p text:style-name="P3">15/09/2017 –<text:tab/> Alinhamento do escopo do projeto com o cliente, assinatura do termo de abertura, apresentação de protótipos de tela do sistema.</text:p>
      <text:p text:style-name="P3">25/02/2018 – Apresentação do diagrama de caso de uso.</text:p>
      <text:p text:style-name="P13">05/06/2018 – Entrega dos cadastros do sistema.</text:p>
      <text:p text:style-name="P13">20/09/2018 –<text:tab/> Entrega das demais funcionalidades. </text:p>
      <text:p text:style-name="P13">12/10/2018 –<text:tab/> Treinamento do usuário.</text:p>
      <text:p text:style-name="P1">16/10/2018 a 28/10/2018 – Operação assistida.</text:p>
      <text:p text:style-name="P1"/>
      <text:p text:style-name="P9">7-Exclusões específicas</text:p>
      <text:p text:style-name="P4">Manutenção do <text:span text:style-name="T21">sistema </text:span>até 6 meses após a entrega do projeto.</text:p>
      <text:p text:style-name="P4"/>
      <text:p text:style-name="P4"/>
      <text:p text:style-name="P9"/>
      <text:p text:style-name="P9"/>
      <text:p text:style-name="P9"><text:soft-page-break/>8-Orçamento previsto</text:p>
      <text:p text:style-name="P4">O orçamento do projeto tem como base a aquisição de um novo equipamento, </text:p>
      <text:p text:style-name="P4">infraestrutura e o esforço de cada um dos integrantes do grupo.</text:p>
      <text:list xml:id="list894797665" text:style-name="L1">
        <text:list-item>
          <text:p text:style-name="P23">Smartphone para utilização do sistema: 400,00</text:p>
        </text:list-item>
        <text:list-item>
          <text:p text:style-name="P23">Internet mensal: 80,00(Vivo, Net)</text:p>
        </text:list-item>
        <text:list-item>
          <text:p text:style-name="P23">Horas: 1300 horas = <text:span text:style-name="T10">R$ 32.500 (R$ 25,00 p/h)</text:span></text:p>
        </text:list-item>
      </text:list>
      <text:p text:style-name="P1"/>
      <text:p text:style-name="P10">9-Riscos</text:p>
      <text:list xml:id="list1234645422" text:style-name="L2">
        <text:list-item>
          <text:p text:style-name="P24">Funcionalidade e utilização dos recursos nativos do smartphone.</text:p>
        </text:list-item>
      </text:list>
      <text:list xml:id="list3591591647" text:style-name="L3">
        <text:list-item>
          <text:p text:style-name="P25">A falta de domínio na linguagem que será utilizada para desenvolvimento <text:span text:style-name="T20">que</text:span> pode comprometer o prazo de entrega do projeto. </text:p>
        </text:list-item>
        <text:list-item>
          <text:p text:style-name="P25">Desistência ou falência do patrocinador.</text:p>
        </text:list-item>
      </text:list>
      <text:p text:style-name="P10"/>
      <text:p text:style-name="P12">10-Resultados esperados</text:p>
      <text:p text:style-name="P5">Satisfação do cliente, <text:span text:style-name="T16">dos alunos e pais</text:span>, crescimento da empresa, diminuição do uso de papéis, <text:span text:style-name="T17">gerenciamento de pagamentos, controle de conteúdo dado por professores em sala de aula,</text:span> melhora nos processos internos. </text:p>
      <text:p text:style-name="P5">Indicadores:</text:p>
      <text:list xml:id="list5961066" text:style-name="L4">
        <text:list-item>
          <text:p text:style-name="P28"><text:span text:style-name="T12">Tempo para cadastrar </text:span><text:span text:style-name="T13">professores, turmas </text:span><text:span text:style-name="T14">e </text:span><text:span text:style-name="T13">alunos</text:span><text:span text:style-name="T12">; </text:span></text:p>
        </text:list-item>
        <text:list-item>
          <text:p text:style-name="P28"><text:span text:style-name="T12">Tempo para verificação de histórico </text:span><text:span text:style-name="T13">do aluno </text:span><text:span text:style-name="T14">tanto por parte dos professores, alunos e pais</text:span><text:span text:style-name="T12">;</text:span></text:p>
        </text:list-item>
        <text:list-item>
          <text:p text:style-name="P29"><text:span text:style-name="T15">Maior alcance da visibilidade</text:span><text:span text:style-name="T11"> de eventos da escola.</text:span></text:p>
        </text:list-item>
        <text:list-item>
          <text:p text:style-name="P26">Tempo para verificação de pagamentos.</text:p>
        </text:list-item>
        <text:list-item>
          <text:p text:style-name="P30"><text:span text:style-name="T18">Diminuição do número de viagens e deslocamentos </text:span><text:span text:style-name="T19">até a escola.</text:span></text:p>
        </text:list-item>
        <text:list-item>
          <text:p text:style-name="P31">Tempo ganho com o aumento da produtividade.</text:p>
        </text:list-item>
        <text:list-item>
          <text:p text:style-name="P27">Aumento da <text:span text:style-name="T22">satisfação e </text:span>fidelidade dos alunos e pai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18:28.846000000</meta:creation-date>
    <dc:date>2017-10-06T12:59:38.691000000</dc:date>
    <meta:editing-duration>PT2H53M46S</meta:editing-duration>
    <meta:editing-cycles>35</meta:editing-cycles>
    <meta:generator>LibreOffice/5.3.2.2$Windows_x86 LibreOffice_project/6cd4f1ef626f15116896b1d8e1398b56da0d0ee1</meta:generator>
    <meta:document-statistic meta:table-count="0" meta:image-count="0" meta:object-count="0" meta:page-count="3" meta:paragraph-count="52" meta:word-count="596" meta:character-count="3932" meta:non-whitespace-character-count="3372"/>
  </office:meta>
</office:document-meta>
</file>